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fcb6" officeooo:paragraph-rsid="001efcb6"/>
    </style:style>
    <style:style style:name="P2" style:family="paragraph" style:parent-style-name="Standard">
      <style:text-properties officeooo:rsid="001fa5f3" officeooo:paragraph-rsid="001efcb6"/>
    </style:style>
    <style:style style:name="P3" style:family="paragraph" style:parent-style-name="Standard">
      <style:text-properties officeooo:rsid="001fa5f3" officeooo:paragraph-rsid="001fa5f3"/>
    </style:style>
    <style:style style:name="P4" style:family="paragraph" style:parent-style-name="Text_20_body">
      <style:paragraph-properties fo:margin-left="0cm" fo:margin-right="0cm" fo:margin-top="0.42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423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a5f3" officeooo:paragraph-rsid="001efcb6" style:text-blinking="false" fo:background-color="transparent"/>
    </style:style>
    <style:style style:name="P9" style:family="paragraph" style:parent-style-name="Text_20_body">
      <style:paragraph-properties fo:margin-left="0cm" fo:margin-right="0cm" fo:margin-top="0.423cm" fo:margin-bottom="0cm" style:contextual-spacing="false" fo:line-height="120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80267576-7fff-9f6e-61be-673b3e5b9bf1"/>Seminari 3 fisiologia humana</text:p>
      <text:p text:style-name="P4"/>
      <text:p text:style-name="P4">1: Mesura gasos arterials O2 i CO2.</text:p>
      <text:p text:style-name="P4"/>
      <text:p text:style-name="P4">PO2: quant oxigen va a la sang. Unit a la hemoglobina 95%</text:p>
      <text:p text:style-name="P4">PCO2: va difós un 3%, hemoglobina 25% i bicarbonat i acid carbonic</text:p>
      <text:p text:style-name="P4"/>
      <text:p text:style-name="P4">Espirometria</text:p>
      <text:p text:style-name="P4">Treure aire (no es pot treure el volum residual)</text:p>
      <text:p text:style-name="P4"/>
      <text:p text:style-name="P4">1r segon: mostra com van les tuberies. Si afecta FEV: obstructiu</text:p>
      <text:p text:style-name="P4">si FUV: restrictiu</text:p>
      <text:p text:style-name="P4"/>
      <text:p text:style-name="P4"/>
      <text:p text:style-name="P4">pletismografia</text:p>
      <text:p text:style-name="P4"/>
      <text:p text:style-name="P4">Capacitat pulmonar total</text:p>
      <text:p text:style-name="P4"/>
      <text:p text:style-name="P4">RV</text:p>
      <text:p text:style-name="P9"><text:span text:style-name="T1"><text:line-break/>Situació normal: capacitat residual funcional.</text:span></text:p>
      <text:p text:style-name="P4"/>
      <text:p text:style-name="P9"><text:span text:style-name="T1"><text:line-break/>Factor de transferència del monoxid de carboni (no es pot fer oxigen)</text:span></text:p>
      <text:p text:style-name="P4">toxic perquè s’uneix 250 vegades mes fortament a hemoglobina i la inutilitza.</text:p>
      <text:p text:style-name="P4"/>
      <text:p text:style-name="P4"/>
      <text:p text:style-name="P4">els pacients</text:p>
      <text:p text:style-name="P4"><text:soft-page-break/>a curt termini; els pacients tenien hipoxemia (pressio oxigen baixa tots els pacients)</text:p>
      <text:p text:style-name="P4">12 dels pacients necessiten oxigenoterapia.</text:p>
      <text:p text:style-name="P4">uns quants tenen alteracions de vies aeries i uns altres tenen alteracions restrictives.</text:p>
      <text:p text:style-name="P4"/>
      <text:p text:style-name="P4"/>
      <text:p text:style-name="P4">a llarg termini; tots els pacients tenien radio de torax normals, i alguns tenen sequeles de la malaltia.</text:p>
      <text:p text:style-name="P4"/>
      <text:p text:style-name="P4"/>
      <text:p text:style-name="P4"/>
      <text:p text:style-name="P4">2: bronquiectasi</text:p>
      <text:p text:style-name="P5">malaltia cronica dilatacio irreversible bronquis. malaltia obstructiva FEV1 (tuberies, obstructiu) </text:p>
      <text:p text:style-name="P5">Espirometria: molta gent (50%) ho tenen normal, no obstructiu</text:p>
      <text:p text:style-name="P5">Molts tenen problema de volums en atrapament aeri.</text:p>
      <text:p text:style-name="Text_20_body"/>
      <text:p text:style-name="P5">alteracions transferència monoxid de carboni. </text:p>
      <text:p text:style-name="P5">repercussions pCO2, problemes hipoxemia</text:p>
      <text:p text:style-name="Text_20_body"/>
      <text:p text:style-name="P5">fer pletismografia per poder detectar tot, perque si nomes fas FEV1 no tens prou </text:p>
      <text:p text:style-name="Text_20_body"><text:line-break/></text:p>
      <text:p text:style-name="P5">3: exercitar musculs respiratoris ajuda sintomes de malaltia random</text:p>
      <text:p text:style-name="P5">musculs respiratoris treballen a sobrecarrega. si ja estan entrenats, te sentit entrenar-los mes?</text:p>
      <text:p text:style-name="P5">propietats principals: força i resistència. </text:p>
      <text:p text:style-name="P5"><text:soft-page-break/>diferència funcional: </text:p>
      <text:list text:style-name="L1">
        <text:list-item>
          <text:p text:style-name="P6">força: màxima capacitat que té el múscul</text:p>
        </text:list-item>
        <text:list-item>
          <text:p text:style-name="P7">resisència: durabilitat (quant aguanta) </text:p>
        </text:list-item>
      </text:list>
      <text:p text:style-name="P5">massa muscular: fibres (?)</text:p>
      <text:p text:style-name="P5">resistència: metabolisme aeròbic</text:p>
      <text:p text:style-name="Text_20_body"/>
      <text:p text:style-name="P5">entrenant: força i resistència augmenta. augmenta nombre fibres 1 i tamany fibres 2</text:p>
      <text:p text:style-name="P5">cal entrenar musculs respiratoris perquè es poden sobreentrenar</text:p>
      <text:p text:style-name="Text_20_body"/>
      <text:p text:style-name="P5">4: diafragma</text:p>
      <text:p text:style-name="P5">musculs inspiratoris importants: intercostals externs i paraesternals, diafragma</text:p>
      <text:p text:style-name="P5">com influeix rigidesa paret abdominal a força diafragma per la pressió</text:p>
      <text:p text:style-name="Text_20_body"/>
      <text:p text:style-name="P5">diafragma té una longitud adeqüada per fer força. Si obres panxa, pressio abdomen cau i transdiafragmàtica també, fa menys força. Estudien diferents tamanys múscul.</text:p>
      <text:p text:style-name="P5">Diferents models: abdomen obert, tancat, banda elastica abdominal, protesi de guix</text:p>
      <text:p text:style-name="P5">manipulen pressio gastrica </text:p>
      <text:p text:style-name="Text_20_body"/>
      <text:p text:style-name="P5">quan té més força?</text:p>
      <text:p text:style-name="P5">força i longitud tenen punt òptim, i més llarg o curt fa menys força</text:p>
      <text:p text:style-name="Text_20_body"/>
      <text:p text:style-name="P5">pressió transdiafragmàtica: diferencia entre pressio torax (sonda esofagica) i abdomen (sonda gastrica) </text:p>
      <text:p text:style-name="P5"><text:soft-page-break/>miren com el muscul escurça i allarga. </text:p>
      <text:p text:style-name="P5">millor força a prop de la normal. recomanen posar fase a la gent que s’opera.</text:p>
      <text:p text:style-name="P2"/>
      <text:p text:style-name="P3"/>
      <text:p text:style-name="P3"/>
      <text:p text:style-name="P3">2: bronquiectas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39:24.795033705</meta:creation-date>
    <dc:date>2025-02-12T11:56:36.263451493</dc:date>
    <meta:editing-duration>PT5M1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49" meta:word-count="379" meta:character-count="2562" meta:non-whitespace-character-count="2221"/>
  </office:meta>
</office:document-meta>
</file>